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10a392"/>
    </style:style>
    <style:style style:name="P3" style:family="paragraph" style:parent-style-name="Preformatted_20_Text">
      <style:text-properties fo:color="#000000" loext:opacity="100%" officeooo:paragraph-rsid="0010a392" fo:background-color="transparent"/>
    </style:style>
    <style:style style:name="P4" style:family="paragraph" style:parent-style-name="Preformatted_20_Text">
      <style:paragraph-properties fo:margin-top="0in" fo:margin-bottom="0.1965in" style:contextual-spacing="false"/>
      <style:text-properties fo:color="#000000" loext:opacity="100%" officeooo:paragraph-rsid="0010a392" fo:background-color="transparen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chine Learning Explanation &amp; Linear Algebra Example in Python</text:h>
      <text:h text:style-name="Heading_20_2" text:outline-level="2">What is Machine Learning?</text:h>
      <text:p text:style-name="Text_20_body">Machine learning is a subset of artificial intelligence that enables systems to automatically learn and improve from experience without being explicitly programmed. It focuses on developing algorithms that can:</text:p>
      <text:list xml:id="list779558676" text:style-name="L1">
        <text:list-item>
          <text:p text:style-name="P5">Learn patterns from data</text:p>
        </text:list-item>
        <text:list-item>
          <text:p text:style-name="P5">Make predictions or decisions</text:p>
        </text:list-item>
        <text:list-item>
          <text:p text:style-name="P5">Improve their performance over time</text:p>
        </text:list-item>
      </text:list>
      <text:p text:style-name="Text_20_body">There are three main types:</text:p>
      <text:list xml:id="list676501769" text:style-name="L2">
        <text:list-item>
          <text:p text:style-name="P6"><text:span text:style-name="Strong_20_Emphasis">Supervised learning</text:span> (labeled data, e.g., classification, regression)</text:p>
        </text:list-item>
        <text:list-item>
          <text:p text:style-name="P6"><text:span text:style-name="Strong_20_Emphasis">Unsupervised learning</text:span> (unlabeled data, e.g., clustering, dimensionality reduction)</text:p>
        </text:list-item>
        <text:list-item>
          <text:p text:style-name="P6"><text:span text:style-name="Strong_20_Emphasis">Reinforcement learning</text:span> (learning through rewards/punishments)</text:p>
        </text:list-item>
      </text:list>
      <text:h text:style-name="Heading_20_2" text:outline-level="2">Linear Algebra in Machine Learning</text:h>
      <text:p text:style-name="Text_20_body">Linear algebra is fundamental to machine learning as it provides:</text:p>
      <text:list xml:id="list574030384" text:style-name="L3">
        <text:list-item>
          <text:p text:style-name="P7">Tools for working with datasets (often represented as matrices)</text:p>
        </text:list-item>
        <text:list-item>
          <text:p text:style-name="P7">Operations for transformations and dimensionality reduction</text:p>
        </text:list-item>
        <text:list-item>
          <text:p text:style-name="P7">Efficient computation methods</text:p>
        </text:list-item>
      </text:list>
      <text:h text:style-name="Heading_20_2" text:outline-level="2">Simple Linear Algebra Example in Python</text:h>
      <text:p text:style-name="Text_20_body">Here's a basic example using NumPy, Python's fundamental package for scientific computing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import numpy as np</text:p>
            <text:p text:style-name="P3"/>
            <text:p text:style-name="P3"># Vectors (1D arrays)</text:p>
            <text:p text:style-name="P3">vector_a = np.array([1, 2, 3])</text:p>
            <text:p text:style-name="P3">vector_b = np.array([4, 5, 6])</text:p>
            <text:p text:style-name="P3"/>
            <text:p text:style-name="P3"># Vector operations</text:p>
            <text:p text:style-name="P3">print("Vector addition:", vector_a + vector_b)</text:p>
            <text:p text:style-name="P3">print("Dot product:", np.dot(vector_a, vector_b))</text:p>
            <text:p text:style-name="P3"/>
            <text:p text:style-name="P3"># Matrices (2D arrays)</text:p>
            <text:p text:style-name="P3">matrix_a = np.array([[1, 2], [3, 4]])</text:p>
            <text:p text:style-name="P3">matrix_b = np.array([[5, 6], [7, 8]])</text:p>
            <text:p text:style-name="P3"/>
            <text:p text:style-name="P3"># Matrix operations</text:p>
            <text:p text:style-name="P3">print("\nMatrix multiplication:")</text:p>
            <text:p text:style-name="P3">print(np.matmul(matrix_a, matrix_b))</text:p>
            <text:p text:style-name="P3"/>
            <text:p text:style-name="P3"><text:soft-page-break/>print("\nMatrix transpose:")</text:p>
            <text:p text:style-name="P3">print(matrix_a.T)</text:p>
            <text:p text:style-name="P3"/>
            <text:p text:style-name="P3"># Solving a system of linear equations</text:p>
            <text:p text:style-name="P3"># 3x + y = 9</text:p>
            <text:p text:style-name="P3"># x + 2y = 8</text:p>
            <text:p text:style-name="P3">A = np.array([[3, 1], [1, 2]])</text:p>
            <text:p text:style-name="P3">B = np.array([9, 8])</text:p>
            <text:p text:style-name="P3">solution = np.linalg.solve(A, B)</text:p>
            <text:p text:style-name="P4">print("\nSolution to linear equations:", solution) <text:s/># [2., 3.]</text:p>
          </table:table-cell>
        </table:table-row>
      </table:table>
      <text:p text:style-name="Text_20_body"/>
      <text:p text:style-name="Preformatted_20_Text"/>
      <text:h text:style-name="Heading_20_3" text:outline-level="3">Output:</text:h>
      <text:p text:style-name="Preformatted_20_Text">Vector addition: [5 7 9]</text:p>
      <text:p text:style-name="Preformatted_20_Text">Dot product: 32</text:p>
      <text:p text:style-name="Preformatted_20_Text"/>
      <text:p text:style-name="Preformatted_20_Text">Matrix multiplication:</text:p>
      <text:p text:style-name="Preformatted_20_Text">[[19 22]</text:p>
      <text:p text:style-name="Preformatted_20_Text"><text:s/>[43 50]]</text:p>
      <text:p text:style-name="Preformatted_20_Text"/>
      <text:p text:style-name="Preformatted_20_Text">Matrix transpose:</text:p>
      <text:p text:style-name="Preformatted_20_Text">[[1 3]</text:p>
      <text:p text:style-name="Preformatted_20_Text"><text:s/>[2 4]]</text:p>
      <text:p text:style-name="Preformatted_20_Text"/>
      <text:p text:style-name="P1">Solution to linear equations: [2. 3.]</text:p>
      <text:p text:style-name="Text_20_body">This example demonstrates basic linear algebra operations that form the foundation for more complex machine learning algorithms. In practice, ML uses these concepts for tasks like:</text:p>
      <text:list xml:id="list3169552376" text:style-name="L4">
        <text:list-item>
          <text:p text:style-name="P8">Feature transformations (matrix operations)</text:p>
        </text:list-item>
        <text:list-item>
          <text:p text:style-name="P8">Principal Component Analysis (eigenvalues/eigenvectors)</text:p>
        </text:list-item>
        <text:list-item>
          <text:p text:style-name="P8">Neural networks (matrix multiplications between layers)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2:03:43.161969958</meta:creation-date>
    <dc:date>2025-04-22T13:15:08.290343619</dc:date>
    <meta:editing-duration>PT1H11M25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53" meta:word-count="307" meta:character-count="2151" meta:non-whitespace-character-count="1906"/>
  </office:meta>
</office:document-meta>
</file>